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2" office:value-type="float" office:value="13.32" calcext:value-type="float">
            <text:p>13.3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2" office:value-type="float" office:value="11.4" calcext:value-type="float">
            <text:p>1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0.74" calcext:value-type="float">
            <text:p>-0.7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1.1" calcext:value-type="float">
            <text:p>1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53" calcext:value-type="float">
            <text:p>0.5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81" calcext:value-type="float">
            <text:p>-2.81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2.49" calcext:value-type="float">
            <text:p>2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330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49.5" calcext:value-type="float">
            <text:p>49.5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1.2" calcext:value-type="float">
            <text:p>1.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3.24" calcext:value-type="float">
            <text:p>3.24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.9" calcext:value-type="float">
            <text:p>1.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22.88" calcext:value-type="float">
            <text:p>22.88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2.34" calcext:value-type="float">
            <text:p>12.34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6.3" calcext:value-type="float">
            <text:p>6.3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.84" calcext:value-type="float">
            <text:p>2.84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 table:number-rows-repeated="1048532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 style:data-style-name="N2" text:time-value="11:36:27.930116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05T11:39:39.136482110</dc:date>
    <meta:editing-duration>PT10H25M17S</meta:editing-duration>
    <meta:editing-cycles>78</meta:editing-cycles>
    <meta:generator>LibreOffice/4.4.4.3$Linux_x86 LibreOffice_project/40m0$Build-3</meta:generator>
    <meta:document-statistic meta:table-count="6" meta:cell-count="38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